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y New Years Desire</text:p>
      <text:p text:style-name="P2"/>
      <text:p text:style-name="P1"><text:span text:style-name="T1">Read:</text:span> Philippians 3:10-14</text:p>
      <text:p text:style-name="P1"/>
      <text:p text:style-name="P1"><text:span text:style-name="T1">Text:</text:span><text:span text:style-name="T3"> </text:span>Philippians 3:10 “That I may know him…”</text:p>
      <text:p text:style-name="P1"/>
      <text:p text:style-name="P1"><text:span text:style-name="T1">Introduction:</text:span> This week I came across the 13<text:span text:style-name="T2">th</text:span> verse of Philippians 3 and thought that I would preach a sermon from there however when I read the context of the verse I realized that the context demands a deeper rendering of the verse than I first intended. <text:s/>I’d like to do a verse by verse exposition and conclude with the thoughts that I had intended to be the entire sermon. <text:s/>This is my desire for this new year and I want to share it with you so that perhaps it will become your desire also.</text:p>
      <text:p text:style-name="P1"/>
      <text:p text:style-name="P1"><text:span text:style-name="T1">I. My Purpose:</text:span> In the 10<text:span text:style-name="T2">th</text:span> and 11<text:span text:style-name="T2">th</text:span> verses I found the motivation for 2021. <text:s/>These verses are a synopsis of my purpose statement. <text:s/>“That I may know him, and the power of his resurrection, and the fellowship of his sufferings, being made conformable unto his death; If by any means I might attain unto the resurrection of the dead.”</text:p>
      <text:p text:style-name="P1"><text:s text:c="2"/>Knowing Him seems to consist of two things: resurrection and suffer-ing. <text:s/>We are excited about the resurrected new man in Christ part of this but not, at all, excited about sharing in His suffering. <text:s/>It is as we share in the suffering that we really come to know Him.</text:p>
      <text:p text:style-name="P1"/>
      <text:p text:style-name="P1"><text:span text:style-name="T1">II. My Liability:</text:span> In verse 12 Paul recognizes that he is falling short: </text:p>
      <text:p text:style-name="P1">“Not as though I had already attained, either were already perfect: but I follow after, if that I may apprehend that for which also I am appreh-ended of Christ Jesus.” <text:s/>He seems to be lamenting that he has not yet reached the goal of knowing Christ. <text:s/>“I’m not there yet, I haven’t reached the goal and I am far from perfect.” <text:s/>Can you relate to that?</text:p>
      <text:p text:style-name="P1"><text:s text:c="2"/>Do you know exactly what you need but also recognize that you are falling short time, after time, after time…?</text:p>
      <text:p text:style-name="P1"><text:s text:c="2"/>Do you look at other people and wish that your success was as easy as theirs seems to be? <text:s/>It always looks as if others have it easier than we do? We struggle while other Christians just sail along with no problems at all. </text:p>
      <text:p text:style-name="P1"><text:s text:c="2"/>Their son doesn’t try drugs, their mom doesn’t get cancer, their tests are easier than ours… <text:s/>Our suffering is supposed to make us like Christ but all it seems to do is to make us bitter and mad at the world. <text:s/>We rarely even think of Christ in our suffering unless it is to lament to Him for not protecting us from the source of pain.</text:p>
      <text:p text:style-name="P1"><text:s text:c="2"/>What do you think would happen if the next time we faced suffering we get excited that we are going to be able to experience a genuine part of the life of Christ?</text:p>
      <text:p text:style-name="P1"><text:span text:style-name="T1">III. My Responsibility:</text:span> Paul makes an unusual statement in verses 13 &amp; 14. <text:s/>He says that he is meeting his goal by doing “one” thing. This “one” thing then is listed as three things: Forgetting the past, reaching for the future, and pressing for the mark.</text:p>
      <text:p text:style-name="P1"><text:s text:c="2"/>Let me add to the confusion by saying that I see this as “one” thing with two parts that result in the third as the goal. <text:s/>How can forgetting and reaching be the same? <text:s/>Well you cannot do one without the other. <text:s/>You cannot reach for the things that God has for you if you are holding on to the things that tie you to your past life. <text:s/>It is the problem that sidelined the rich young ruler. <text:s/>Picture, in your mind, the man on the trapeze. <text:s/>He is swinging over the crowd in the big tent. As he swings from one high pole toward the empty swing, swinging toward him, he refuses to let go of the swing that he is on. <text:s/>There will be one unemployed trapeze artist the next morning. <text:s/>It is when he lets go of the one swing to leap for the other that the crowd is thrilled.</text:p>
      <text:p text:style-name="P1"><text:s text:c="2"/>Hanging on to the negative past is what causes depression, anger, and suicide. <text:s/>Regret can only bear the fruit of yesterday and retaliation will enslave you to the past. <text:s/>Even hanging on to the positive past keeps us from experiencing and enjoying what God is doing today. (The good old days weren’t so good after all).</text:p>
      <text:p text:style-name="P1"><text:s text:c="2"/>God is as good today as He ever was in the past. <text:s/>Here is what you should do with the past: Live it, Learn from it, and Leave it.</text:p>
      <text:p text:style-name="P1"><text:s text:c="2"/>Here is our responsibility, in a nutshell: Forget the things that you’ve left behind, reach for all that God has for you and you will be pressing toward the goal of God’s calling.</text:p>
      <text:p text:style-name="P1"/>
      <text:p text:style-name="P1"><text:span text:style-name="T1">Conclude:</text:span> What is …the prize of the high calling of God in Christ...? <text:s/>It is whatever calling that God has on your life. <text:s/>It is a prize to be won not a labor to be accomplished. <text:s/>To be in God’s perfect will is not the path that we are destined to walk it is the life that God has awarded to those who He loves.</text:p>
      <text:p text:style-name="P1"><text:s text:c="2"/>The prize is not heaven. <text:s/>Heaven is our eternal destiny but the real prize is the joy of knowing that we are smack dab in the middle of His calling for u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is One Thing I Do</dc:title>
    <meta:initial-creator>Joel Tice</meta:initial-creator>
    <meta:creation-date>2007-01-06T18:04:00</meta:creation-date>
    <dc:creator>j </dc:creator>
    <dc:date>2021-01-02T20:09:29.97</dc:date>
    <meta:editing-cycles>9</meta:editing-cycles>
    <meta:editing-duration>P15DT10H31M58S</meta:editing-duration>
    <meta:generator>OpenOffice/4.1.3$Win32 OpenOffice.org_project/413m1$Build-9783</meta:generator>
    <meta:document-statistic meta:table-count="0" meta:image-count="0" meta:object-count="0" meta:page-count="1" meta:paragraph-count="19" meta:word-count="876" meta:character-count="4563"/>
  </office:meta>
</office:document-meta>
</file>